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add9b" officeooo:paragraph-rsid="003add9b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18cf" style:font-name-asian="Arial3" style:font-size-asian="12pt" style:font-style-asian="normal" style:font-weight-asian="normal" style:font-name-complex="Arial3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ba49c" style:font-name-asian="Arial3" style:font-size-asian="12pt" style:font-style-asian="normal" style:font-weight-asian="normal" style:font-name-complex="Arial3" style:font-size-complex="12pt" style:text-emphasize="none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78d76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ba49c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font-size="12pt" officeooo:paragraph-rsid="003ba49c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officeooo:paragraph-rsid="00391bcc" style:font-size-asian="12pt" style:font-size-complex="12pt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add9b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9436d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add9b" style:font-style-asian="normal" style:font-weight-asian="normal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a708f" style:font-style-asian="normal" style:font-weight-asian="normal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bb153" style:font-style-asian="normal" style:font-weight-asian="normal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officeooo:rsid="00129edb"/>
    </style:style>
    <style:style style:name="T15" style:family="text">
      <style:text-properties officeooo:rsid="001adcec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8" style:family="text">
      <style:text-properties officeooo:rsid="002f63c7"/>
    </style:style>
    <style:style style:name="T19" style:family="text">
      <style:text-properties fo:language="ro" fo:country="RO" officeooo:rsid="002f63c7" style:font-size-asian="12pt" style:font-size-complex="12pt"/>
    </style:style>
    <style:style style:name="T20" style:family="text">
      <style:text-properties fo:language="ro" fo:country="RO" officeooo:rsid="00254b51" style:font-size-asian="12pt" style:font-size-complex="12pt"/>
    </style:style>
    <style:style style:name="T21" style:family="text">
      <style:text-properties fo:language="ro" fo:country="RO" officeooo:rsid="0035abf2" style:font-size-asian="12pt" style:font-size-complex="12pt"/>
    </style:style>
    <style:style style:name="T22" style:family="text">
      <style:text-properties fo:language="ro" fo:country="RO" officeooo:rsid="0036ebcb" style:font-size-asian="12pt" style:font-size-complex="12pt"/>
    </style:style>
    <style:style style:name="T23" style:family="text">
      <style:text-properties fo:language="ro" fo:country="RO" officeooo:rsid="0039436d" style:font-size-asian="12pt" style:font-size-complex="1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9436d" style:font-size-asian="12pt" style:font-style-asian="normal" style:font-weight-asian="normal" style:font-size-complex="12pt" style:text-emphasize="none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7ead7" style:font-style-asian="normal" style:font-weight-asian="normal" style:text-emphasize="none"/>
    </style:style>
    <style:style style:name="T26" style:family="text">
      <style:text-properties officeooo:rsid="0037ead7"/>
    </style:style>
    <style:style style:name="T27" style:family="text">
      <style:text-properties officeooo:rsid="003a708f"/>
    </style:style>
    <style:style style:name="T28" style:family="text">
      <style:text-properties officeooo:rsid="003bb15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28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4"><text:span text:style-name="T23">”Add to cart” button from Home page</text:span><text:span text:style-name="T19"> </text:span><text:span text:style-name="T20">–</text:span><text:span text:style-name="T21"> </text:span><text:span text:style-name="T23">some items</text:span><text:span text:style-name="T22"> can not </text:span><text:span text:style-name="T23">be</text:span><text:span text:style-name="T22"> </text:span><text:span text:style-name="T24">added to cart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5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4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6">Chrome </text:span><text:span text:style-name="T17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5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8">1</text:span></text:p>
          </table:table-cell>
        </table:table-row>
      </table:table>
      <text:p text:style-name="P1"/>
      <text:p text:style-name="P1"/>
      <text:p text:style-name="P10">Description</text:p>
      <text:p text:style-name="P23"><text:span text:style-name="T9">By pressing “add to cart” button</text:span><text:span text:style-name="T12"> from Home page</text:span><text:span text:style-name="T9"> f</text:span><text:span text:style-name="T11">or each of</text:span><text:span text:style-name="T9"> all products, for three items</text:span><text:span text:style-name="T11">:<text:line-break/><text:tab/>- </text:span><text:span text:style-name="T9">Sauce Labs Bolt T-shirt<text:line-break/></text:span><text:span text:style-name="T11"><text:tab/>- </text:span><text:span text:style-name="T9">Sauce Labs Fleece Jacket<text:line-break/></text:span><text:span text:style-name="T11"><text:tab/>- </text:span><text:span text:style-name="T9">Test.allTheThings() T-Shirt (Red) <text:line-break/>“add to cart” button is not functional.</text:span></text:p>
      <text:p text:style-name="P13"/>
      <text:p text:style-name="P16"/>
      <text:p text:style-name="P10">Steps to reproduce</text:p>
      <text:p text:style-name="P12">1. access site www.saucedemo.com in Chrome </text:p>
      <text:p text:style-name="P22"><text:span text:style-name="T7">2. insert valid data in field “Username” </text:span><text:span text:style-name="T8">(</text:span><text:span text:style-name="T10">error</text:span><text:span text:style-name="T8">_user)</text:span></text:p>
      <text:p text:style-name="P22"><text:span text:style-name="T7">3. insert valid data in field “Password” </text:span><text:span text:style-name="T8">(secret_sauce)</text:span></text:p>
      <text:p text:style-name="P17">4. press “Login” button</text:p>
      <text:p text:style-name="P25"><text:span text:style-name="T25">5. press </text:span><text:span text:style-name="T13">“add to cart” for all 6 products</text:span></text:p>
      <text:p text:style-name="P19">6. press the icon off the cart</text:p>
      <text:p text:style-name="P19"/>
      <text:p text:style-name="P10">Expected result</text:p>
      <text:p text:style-name="P18"><text:span text:style-name="T26">By pressing </text:span>“add to cart” button <text:span text:style-name="T28">from Home page </text:span>f<text:span text:style-name="T27">or each of</text:span> all products, they are added to cart and the number 6 appears next to the cart and also the ”add to cart” button of products from Home page is modified in “remove” button.</text:p>
      <text:p text:style-name="P13"/>
      <text:p text:style-name="P10">Actual result</text:p>
      <text:p text:style-name="P23"><text:span text:style-name="T7">By pressing “add to cart” button</text:span><text:span text:style-name="T12"> from Home page</text:span><text:span text:style-name="T7"> f</text:span><text:span text:style-name="T11">or each of</text:span><text:span text:style-name="T7"> all products, </text:span><text:span text:style-name="T9">for</text:span><text:span text:style-name="T7"> three items</text:span><text:span text:style-name="T11">:<text:line-break/></text:span><text:soft-page-break/><text:span text:style-name="T11"><text:tab/>- </text:span><text:span text:style-name="T9">Sauce Labs Bolt T-shirt<text:line-break/></text:span><text:span text:style-name="T11"><text:tab/>- </text:span><text:span text:style-name="T9">Sauce Labs Fleece Jacket<text:line-break/></text:span><text:span text:style-name="T11"><text:tab/>- </text:span><text:span text:style-name="T9">Test.allTheThings() T-Shirt (Red) <text:line-break/>“add to cart” button is not functional.</text:span></text:p>
      <text:p text:style-name="P15"/>
      <text:p text:style-name="P14"/>
      <text:p text:style-name="P10">Notes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6</meta:editing-cycles>
    <meta:creation-date>2024-02-05T18:33:00</meta:creation-date>
    <dc:date>2024-05-04T16:10:51.773000000</dc:date>
    <meta:editing-duration>PT2H13M58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7" meta:word-count="222" meta:character-count="1303" meta:non-whitespace-character-count="1103"/>
    <meta:user-defined meta:name="AppVersion">16.0000</meta:user-defined>
    <meta:template xlink:type="simple" xlink:actuate="onRequest" xlink:title="Normal" xlink:href=""/>
  </office:meta>
</office:document-meta>
</file>